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none" style:text-line-through-type="none" fo:font-weight="bold" officeooo:rsid="00045a0a" officeooo:paragraph-rsid="000c143c" style:font-weight-asian="bold" style:font-weight-complex="bold"/>
    </style:style>
    <style:style style:name="P2" style:family="paragraph" style:parent-style-name="Text_20_body">
      <style:text-properties style:text-line-through-style="solid" style:text-line-through-type="single" fo:font-weight="bold" officeooo:rsid="00045a0a" officeooo:paragraph-rsid="000c143c" style:font-weight-asian="bold" style:font-weight-complex="bold"/>
    </style:style>
    <style:style style:name="P3" style:family="paragraph" style:parent-style-name="Text_20_body">
      <style:text-properties style:text-line-through-style="solid" style:text-line-through-type="single" fo:font-weight="bold" officeooo:rsid="00045a0a" officeooo:paragraph-rsid="00045a0a" style:font-weight-asian="bold" style:font-weight-complex="bold"/>
    </style:style>
    <style:style style:name="P4" style:family="paragraph" style:parent-style-name="Text_20_body">
      <style:text-properties style:text-line-through-style="solid" style:text-line-through-type="single" fo:font-weight="bold" officeooo:rsid="0003d5e0" officeooo:paragraph-rsid="000c143c" style:font-weight-asian="bold" style:font-weight-complex="bold"/>
    </style:style>
    <style:style style:name="P5" style:family="paragraph" style:parent-style-name="Text_20_body">
      <style:text-properties style:text-line-through-style="none" style:text-line-through-type="none" fo:font-style="normal" fo:font-weight="normal" officeooo:rsid="000a84ab" officeooo:paragraph-rsid="000c143c" style:font-style-asian="normal" style:font-weight-asian="normal" style:font-style-complex="normal" style:font-weight-complex="normal"/>
    </style:style>
    <style:style style:name="P6" style:family="paragraph" style:parent-style-name="Text_20_body">
      <style:text-properties style:text-line-through-style="solid" style:text-line-through-type="single" fo:font-weight="bold" officeooo:rsid="0003d5e0" officeooo:paragraph-rsid="000a84ab" style:font-weight-asian="bold" style:font-weight-complex="bold"/>
    </style:style>
    <style:style style:name="P7" style:family="paragraph" style:parent-style-name="Text_20_body">
      <style:text-properties style:text-line-through-style="none" style:text-line-through-type="none" fo:font-style="normal" fo:font-weight="bold" officeooo:rsid="0003d5e0" officeooo:paragraph-rsid="000c143c" style:font-style-asian="normal" style:font-weight-asian="bold" style:font-style-complex="normal" style:font-weight-complex="bold"/>
    </style:style>
    <style:style style:name="P8" style:family="paragraph" style:parent-style-name="Heading_20_2">
      <style:text-properties fo:font-style="italic" officeooo:rsid="000c143c" officeooo:paragraph-rsid="000c143c" style:font-style-asian="italic" style:font-style-complex="italic"/>
    </style:style>
    <style:style style:name="P9" style:family="paragraph" style:parent-style-name="Text_20_body">
      <style:text-properties officeooo:paragraph-rsid="0019ec0f"/>
    </style:style>
    <style:style style:name="P10" style:family="paragraph" style:parent-style-name="Text_20_body">
      <style:text-properties officeooo:paragraph-rsid="00045a0a"/>
    </style:style>
    <style:style style:name="P11" style:family="paragraph" style:parent-style-name="Text_20_body">
      <style:text-properties officeooo:rsid="000eb3ea"/>
    </style:style>
    <style:style style:name="P12" style:family="paragraph" style:parent-style-name="Text_20_body">
      <style:text-properties style:text-line-through-style="none" style:text-line-through-type="none" fo:font-weight="normal" officeooo:rsid="000eb3ea" style:font-weight-asian="normal" style:font-weight-complex="normal"/>
    </style:style>
    <style:style style:name="P13" style:family="paragraph" style:parent-style-name="Text_20_body">
      <style:text-properties style:text-line-through-style="none" style:text-line-through-type="none" fo:font-weight="bold" style:font-weight-asian="bold" style:font-weight-complex="bold"/>
    </style:style>
    <style:style style:name="P14" style:family="paragraph" style:parent-style-name="Text_20_body">
      <style:text-properties style:text-line-through-style="none" style:text-line-through-type="none"/>
    </style:style>
    <style:style style:name="P15" style:family="paragraph" style:parent-style-name="Text_20_body">
      <style:text-properties style:text-line-through-style="none" style:text-line-through-type="none" fo:font-weight="bold" style:font-weight-asian="bold" style:font-weight-complex="bold"/>
    </style:style>
    <style:style style:name="P16" style:family="paragraph" style:parent-style-name="Text_20_body">
      <style:text-properties style:text-line-through-style="none" style:text-line-through-type="none" fo:font-weight="bold" officeooo:rsid="00045a0a" officeooo:paragraph-rsid="000c143c" style:font-weight-asian="bold" style:font-weight-complex="bold"/>
    </style:style>
    <style:style style:name="P17" style:family="paragraph" style:parent-style-name="Text_20_body">
      <style:text-properties style:text-line-through-style="none" style:text-line-through-type="none" fo:font-weight="bold" officeooo:rsid="0003d5e0" officeooo:paragraph-rsid="0022a3ff" style:font-weight-asian="bold" style:font-weight-complex="bold"/>
    </style:style>
    <style:style style:name="P18"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text-line-through-style="solid" style:text-line-through-type="single" fo:font-weight="bold" officeooo:rsid="00045a0a" officeooo:paragraph-rsid="0010507d" style:font-weight-asian="bold" style:font-weight-complex="bold"/>
    </style:style>
    <style:style style:name="P20" style:family="paragraph" style:parent-style-name="Text_20_body">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text-line-through-style="solid" style:text-line-through-type="single" fo:font-style="italic" fo:font-weight="bold" officeooo:rsid="0020191b" officeooo:paragraph-rsid="0021765e" style:font-style-asian="italic" style:font-weight-asian="bold" style:font-style-complex="italic" style:font-weight-complex="bold"/>
    </style:style>
    <style:style style:name="P22" style:family="paragraph" style:parent-style-name="Text_20_body">
      <style:text-properties style:text-line-through-style="solid" style:text-line-through-type="single" fo:font-style="italic" fo:font-weight="bold" officeooo:rsid="0020191b" officeooo:paragraph-rsid="0020191b" style:font-style-asian="italic" style:font-weight-asian="bold" style:font-style-complex="italic" style:font-weight-complex="bold"/>
    </style:style>
    <style:style style:name="P23" style:family="paragraph" style:parent-style-name="Text_20_body">
      <style:text-properties style:text-line-through-style="solid" style:text-line-through-type="single" fo:font-style="italic" fo:font-weight="bold" officeooo:rsid="0010507d" officeooo:paragraph-rsid="0010507d" style:font-style-asian="italic" style:font-weight-asian="bold" style:font-style-complex="italic" style:font-weight-complex="bold"/>
    </style:style>
    <style:style style:name="P24" style:family="paragraph" style:parent-style-name="Text_20_body">
      <style:text-properties officeooo:paragraph-rsid="0019ec0f"/>
    </style:style>
    <style:style style:name="P25" style:family="paragraph" style:parent-style-name="Text_20_body">
      <style:text-properties fo:font-weight="normal" officeooo:rsid="000eb3ea" officeooo:paragraph-rsid="000eb3ea"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paragraph-rsid="001b8eb4" style:font-weight-asian="bold" style:font-weight-complex="bold"/>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01405b2" officeooo:paragraph-rsid="0023a95b" style:font-style-asian="normal" style:font-style-complex="normal"/>
    </style:style>
    <style:style style:name="P30" style:family="paragraph" style:parent-style-name="Text_20_body">
      <style:text-properties fo:font-style="normal" officeooo:rsid="0023a95b" officeooo:paragraph-rsid="0023d2e7" style:font-style-asian="normal" style:font-style-complex="normal"/>
    </style:style>
    <style:style style:name="P31" style:family="paragraph" style:parent-style-name="Text_20_body">
      <style:text-properties officeooo:paragraph-rsid="0003d5e0"/>
    </style:style>
    <style:style style:name="P32" style:family="paragraph" style:parent-style-name="Text_20_body">
      <style:text-properties officeooo:paragraph-rsid="0004da89"/>
    </style:style>
    <style:style style:name="P33" style:family="paragraph" style:parent-style-name="Text_20_body">
      <style:text-properties officeooo:rsid="000a84ab" officeooo:paragraph-rsid="000a84ab"/>
    </style:style>
    <style:style style:name="P34" style:family="paragraph" style:parent-style-name="Text_20_body">
      <style:text-properties officeooo:paragraph-rsid="000c143c"/>
    </style:style>
    <style:style style:name="P35" style:family="paragraph" style:parent-style-name="Text_20_body">
      <style:text-properties officeooo:rsid="000c143c" officeooo:paragraph-rsid="000c143c"/>
    </style:style>
    <style:style style:name="P36" style:family="paragraph" style:parent-style-name="Text_20_body">
      <style:text-properties fo:font-style="italic" officeooo:rsid="000c143c" officeooo:paragraph-rsid="000c143c" style:font-style-asian="italic" style:font-style-complex="italic"/>
    </style:style>
    <style:style style:name="P37" style:family="paragraph" style:parent-style-name="Text_20_body">
      <style:text-properties officeooo:rsid="000ce615" officeooo:paragraph-rsid="001b8eb4"/>
    </style:style>
    <style:style style:name="P38" style:family="paragraph" style:parent-style-name="Text_20_body">
      <style:text-properties officeooo:rsid="0010507d" officeooo:paragraph-rsid="001854fd"/>
    </style:style>
    <style:style style:name="P39" style:family="paragraph" style:parent-style-name="Text_20_body">
      <style:text-properties officeooo:rsid="0016164e" officeooo:paragraph-rsid="0016164e"/>
    </style:style>
    <style:style style:name="P40" style:family="paragraph" style:parent-style-name="Text_20_body">
      <style:text-properties officeooo:rsid="0019ec0f" officeooo:paragraph-rsid="0019ec0f"/>
    </style:style>
    <style:style style:name="P41" style:family="paragraph" style:parent-style-name="Text_20_body">
      <style:text-properties officeooo:paragraph-rsid="001b8eb4"/>
    </style:style>
    <style:style style:name="P42" style:family="paragraph" style:parent-style-name="Text_20_body">
      <style:text-properties officeooo:rsid="001d1477" officeooo:paragraph-rsid="001d1477"/>
    </style:style>
    <style:style style:name="P43" style:family="paragraph" style:parent-style-name="Standard">
      <style:text-properties fo:font-weight="normal" style:font-weight-asian="normal" style:font-weight-complex="normal"/>
    </style:style>
    <style:style style:name="P44" style:family="paragraph" style:parent-style-name="Standard">
      <style:text-properties style:text-line-through-style="solid" style:text-line-through-type="single" fo:font-weight="normal" style:font-weight-asian="normal" style:font-weight-complex="normal"/>
    </style:style>
    <style:style style:name="P45" style:family="paragraph" style:parent-style-name="Standard">
      <style:text-properties style:text-line-through-style="none" style:text-line-through-type="none" fo:font-weight="normal" officeooo:rsid="000c143c" officeooo:paragraph-rsid="000c143c" style:font-weight-asian="normal" style:font-weight-complex="normal"/>
    </style:style>
    <style:style style:name="P46" style:family="paragraph" style:parent-style-name="Text_20_body">
      <style:paragraph-properties fo:break-before="page"/>
      <style:text-properties officeooo:paragraph-rsid="0003d5e0"/>
    </style:style>
    <style:style style:name="P47" style:family="paragraph" style:parent-style-name="Quotations">
      <style:paragraph-properties fo:text-align="justify" style:justify-single-word="false"/>
    </style:style>
    <style:style style:name="P48" style:family="paragraph" style:parent-style-name="Heading_20_1">
      <style:text-properties officeooo:rsid="000c143c" officeooo:paragraph-rsid="000c143c"/>
    </style:style>
    <style:style style:name="P49" style:family="paragraph" style:parent-style-name="Heading_20_1">
      <style:text-properties officeooo:rsid="00045a0a" officeooo:paragraph-rsid="00045a0a"/>
    </style:style>
    <style:style style:name="P50" style:family="paragraph" style:parent-style-name="Heading_20_1">
      <style:paragraph-properties fo:break-before="page"/>
    </style:style>
    <style:style style:name="P51" style:family="paragraph" style:parent-style-name="Text_20_body">
      <style:text-properties style:text-line-through-style="none" style:text-line-through-type="none" fo:font-style="normal" fo:font-weight="normal" officeooo:rsid="000a84ab" officeooo:paragraph-rsid="000c143c" style:font-style-asian="normal" style:font-weight-asian="normal" style:font-style-complex="normal" style:font-weight-complex="normal"/>
    </style:style>
    <style:style style:name="P52" style:family="paragraph" style:parent-style-name="Text_20_body">
      <style:text-properties style:text-line-through-style="none" style:text-line-through-type="none" fo:font-style="normal" fo:font-weight="bold" officeooo:rsid="0003d5e0" officeooo:paragraph-rsid="000c143c" style:font-style-asian="normal" style:font-weight-asian="bold" style:font-style-complex="normal" style:font-weight-complex="bold"/>
    </style:style>
    <style:style style:name="P53" style:family="paragraph" style:parent-style-name="Text_20_body">
      <style:text-properties style:text-line-through-style="none" style:text-line-through-type="none" fo:font-weight="bold" style:font-weight-asian="bold" style:font-weight-complex="bold"/>
    </style:style>
    <style:style style:name="P54"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55" style:family="paragraph" style:parent-style-name="Text_20_body">
      <style:text-properties style:text-line-through-style="none" style:text-line-through-type="none" fo:font-weight="bold" officeooo:rsid="00045a0a" officeooo:paragraph-rsid="000c143c" style:font-weight-asian="bold" style:font-weight-complex="bold"/>
    </style:style>
    <style:style style:name="P56" style:family="paragraph" style:parent-style-name="Text_20_body">
      <style:text-properties style:text-line-through-style="none" style:text-line-through-type="none" fo:font-weight="normal" style:font-weight-asian="normal" style:font-weight-complex="normal"/>
    </style:style>
    <style:style style:name="P57" style:family="paragraph" style:parent-style-name="Text_20_body">
      <style:text-properties style:text-line-through-style="none" style:text-line-through-type="none" fo:font-weight="normal" officeooo:rsid="000eb3ea" style:font-weight-asian="normal" style:font-weight-complex="normal"/>
    </style:style>
    <style:style style:name="P58" style:family="paragraph" style:parent-style-name="Text_20_body">
      <style:text-properties officeooo:rsid="0019ec0f" officeooo:paragraph-rsid="0019ec0f"/>
    </style:style>
    <style:style style:name="P59" style:family="paragraph" style:parent-style-name="Text_20_body" style:list-style-name="L1">
      <style:text-properties fo:font-style="italic" officeooo:rsid="0013a658" officeooo:paragraph-rsid="0013a658" style:font-style-asian="italic" style:font-style-complex="italic"/>
    </style:style>
    <style:style style:name="P60" style:family="paragraph" style:parent-style-name="Text_20_body">
      <style:text-properties officeooo:rsid="000eb3ea"/>
    </style:style>
    <style:style style:name="P61" style:family="paragraph" style:parent-style-name="Text_20_body">
      <style:text-properties fo:font-style="normal" officeooo:rsid="0023d2e7" officeooo:paragraph-rsid="0023d2e7" style:font-style-asian="normal" style:font-style-complex="normal"/>
    </style:style>
    <style:style style:name="P62" style:family="paragraph" style:parent-style-name="Text_20_body">
      <style:text-properties fo:font-style="normal" officeooo:rsid="0023a95b" officeooo:paragraph-rsid="0023d2e7" style:font-style-asian="normal" style:font-style-complex="normal"/>
    </style:style>
    <style:style style:name="P63" style:family="paragraph" style:parent-style-name="Text_20_body">
      <style:text-properties style:text-line-through-style="solid" style:text-line-through-type="single" fo:font-weight="bold" officeooo:rsid="0003d5e0" officeooo:paragraph-rsid="000c143c" style:font-weight-asian="bold" style:font-weight-complex="bold"/>
    </style:style>
    <style:style style:name="P64" style:family="paragraph" style:parent-style-name="Text_20_body">
      <style:text-properties style:text-line-through-style="solid" style:text-line-through-type="single" fo:font-weight="bold" officeooo:rsid="0003d5e0" officeooo:paragraph-rsid="000a84ab" style:font-weight-asian="bold" style:font-weight-complex="bold"/>
    </style:style>
    <style:style style:name="P65" style:family="paragraph" style:parent-style-name="Text_20_body">
      <style:text-properties style:text-line-through-style="solid" style:text-line-through-type="single" fo:font-weight="bold" officeooo:rsid="00045a0a" officeooo:paragraph-rsid="000c143c" style:font-weight-asian="bold" style:font-weight-complex="bold"/>
    </style:style>
    <style:style style:name="P66" style:family="paragraph" style:parent-style-name="Text_20_body">
      <style:text-properties style:text-line-through-style="solid" style:text-line-through-type="single" fo:font-weight="bold" officeooo:rsid="00045a0a" officeooo:paragraph-rsid="00045a0a" style:font-weight-asian="bold" style:font-weight-complex="bold"/>
    </style:style>
    <style:style style:name="P67" style:family="paragraph" style:parent-style-name="Text_20_body">
      <style:text-properties officeooo:paragraph-rsid="0019ec0f"/>
    </style:style>
    <style:style style:name="P68" style:family="paragraph" style:parent-style-name="Text_20_body">
      <style:text-properties officeooo:rsid="002df5e7" officeooo:paragraph-rsid="002df5e7"/>
    </style:style>
    <style:style style:name="P69" style:family="paragraph" style:parent-style-name="Text_20_body">
      <style:text-properties officeooo:paragraph-rsid="00045a0a"/>
    </style:style>
    <style:style style:name="P70" style:family="paragraph" style:parent-style-name="Text_20_body">
      <style:text-properties officeooo:paragraph-rsid="002fd206"/>
    </style:style>
    <style:style style:name="P71" style:family="paragraph" style:parent-style-name="Text_20_body" style:master-page-name="Standard">
      <style:paragraph-properties style:page-number="auto"/>
      <style:text-properties style:text-line-through-style="none" style:text-line-through-type="none" fo:font-style="italic" fo:font-weight="bold" officeooo:rsid="0020191b" officeooo:paragraph-rsid="0021765e" style:font-style-asian="italic" style:font-weight-asian="bold" style:font-style-complex="italic" style:font-weight-complex="bold"/>
    </style:style>
    <style:style style:name="P72" style:family="paragraph" style:parent-style-name="Text_20_body">
      <style:paragraph-properties fo:break-before="page"/>
      <style:text-properties style:text-line-through-style="none" style:text-line-through-type="none" fo:font-weight="normal" officeooo:paragraph-rsid="000c143c" style:font-weight-asian="normal" style:font-weight-complex="normal"/>
    </style:style>
    <style:style style:name="P73" style:family="paragraph" style:parent-style-name="Heading_20_2">
      <style:text-properties fo:font-style="italic" officeooo:rsid="000c143c" officeooo:paragraph-rsid="000c143c" style:font-style-asian="italic" style:font-style-complex="italic"/>
    </style:style>
    <style:style style:name="P74" style:family="paragraph" style:parent-style-name="Heading_20_2">
      <style:text-properties officeooo:rsid="000c143c" officeooo:paragraph-rsid="000c143c"/>
    </style:style>
    <style:style style:name="P75" style:family="paragraph" style:parent-style-name="Heading_20_2">
      <style:text-properties officeooo:paragraph-rsid="002fd206"/>
    </style:style>
    <style:style style:name="P76" style:family="paragraph" style:parent-style-name="Footnote">
      <style:text-properties fo:font-style="italic" style:font-style-asian="italic" style:font-style-complex="italic"/>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143c"/>
    </style:style>
    <style:style style:name="T2" style:family="text">
      <style:text-properties fo:font-style="italic" officeooo:rsid="000a84ab" style:font-style-asian="italic" style:font-style-complex="italic"/>
    </style:style>
    <style:style style:name="T3" style:family="text">
      <style:text-properties officeooo:rsid="000a84ab"/>
    </style:style>
    <style:style style:name="T4" style:family="text">
      <style:text-properties fo:font-style="italic" style:font-style-asian="italic" style:font-style-complex="italic"/>
    </style:style>
    <style:style style:name="T5" style:family="text">
      <style:text-properties fo:font-style="italic" fo:font-weight="normal" officeooo:rsid="000a84ab" style:font-style-asian="italic" style:font-weight-asian="normal" style:font-style-complex="italic" style:font-weight-complex="normal"/>
    </style:style>
    <style:style style:name="T6" style:family="text">
      <style:text-properties fo:font-style="normal" fo:font-weight="normal" officeooo:rsid="000a84ab" style:font-style-asian="normal" style:font-weight-asian="normal" style:font-style-complex="normal" style:font-weight-complex="normal"/>
    </style:style>
    <style:style style:name="T7" style:family="text">
      <style:text-properties style:text-line-through-style="solid" style:text-line-through-type="single"/>
    </style:style>
    <style:style style:name="T8" style:family="text">
      <style:text-properties style:text-line-through-style="solid" style:text-line-through-type="single" fo:font-style="italic" fo:font-weight="normal" style:font-style-asian="italic" style:font-weight-asian="normal" style:font-style-complex="italic" style:font-weight-complex="normal"/>
    </style:style>
    <style:style style:name="T9" style:family="text">
      <style:text-properties style:text-line-through-style="solid" style:text-line-through-type="single"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normal" officeooo:rsid="000c143c" style:font-style-asian="italic" style:font-weight-asian="normal" style:font-style-complex="italic" style:font-weight-complex="normal"/>
    </style:style>
    <style:style style:name="T12" style:family="text">
      <style:text-properties fo:font-weight="normal" officeooo:rsid="000a84ab" style:font-weight-asian="normal" style:font-weight-complex="normal"/>
    </style:style>
    <style:style style:name="T13" style:family="text">
      <style:text-properties officeooo:rsid="0014e343"/>
    </style:style>
    <style:style style:name="T14" style:family="text">
      <style:text-properties fo:font-style="normal" style:font-style-asian="normal" style:font-style-complex="normal"/>
    </style:style>
    <style:style style:name="T15" style:family="text">
      <style:text-properties fo:font-style="italic" officeooo:rsid="000c143c" style:font-style-asian="italic" style:font-style-complex="italic"/>
    </style:style>
    <style:style style:name="T16" style:family="text">
      <style:text-properties officeooo:rsid="0019ec0f"/>
    </style:style>
    <style:style style:name="T17" style:family="text">
      <style:text-properties officeooo:rsid="00045a0a"/>
    </style:style>
    <style:style style:name="T18" style:family="text">
      <style:text-properties style:text-line-through-style="none" style:text-line-through-type="none" fo:font-weight="bold" officeooo:rsid="000eb3ea" style:font-weight-asian="bold" style:font-weight-complex="bold"/>
    </style:style>
    <style:style style:name="T19" style:family="text">
      <style:text-properties officeooo:rsid="000eb3ea"/>
    </style:style>
    <style:style style:name="T20" style:family="text">
      <style:text-properties officeooo:rsid="000c143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0a84ab" style:font-style-asian="italic" style:font-style-complex="italic"/>
    </style:style>
    <style:style style:name="T24" style:family="text">
      <style:text-properties fo:font-style="italic" officeooo:rsid="000c143c" style:font-style-asian="italic" style:font-style-complex="italic"/>
    </style:style>
    <style:style style:name="T25" style:family="text">
      <style:text-properties fo:font-style="italic" officeooo:rsid="0010507d" style:font-style-asian="italic" style:font-style-complex="italic"/>
    </style:style>
    <style:style style:name="T26" style:family="text">
      <style:text-properties fo:font-style="italic" officeooo:rsid="002360e1" style:font-style-asian="italic" style:font-style-complex="italic"/>
    </style:style>
    <style:style style:name="T27" style:family="text">
      <style:text-properties fo:font-style="italic" officeooo:rsid="0023a95b" style:font-style-asian="italic" style:font-style-complex="italic"/>
    </style:style>
    <style:style style:name="T28" style:family="text">
      <style:text-properties fo:font-style="italic" officeooo:rsid="0023d2e7" style:font-style-asian="italic" style:font-style-complex="italic"/>
    </style:style>
    <style:style style:name="T29" style:family="text">
      <style:text-properties fo:font-style="italic" officeooo:rsid="001405b2" style:font-style-asian="italic" style:font-style-complex="italic"/>
    </style:style>
    <style:style style:name="T30" style:family="text">
      <style:text-properties fo:font-style="italic" officeooo:rsid="0011e996" style:font-style-asian="italic" style:font-style-complex="italic"/>
    </style:style>
    <style:style style:name="T31" style:family="text">
      <style:text-properties fo:font-style="italic" officeooo:rsid="0028948b" style:font-style-asian="italic" style:font-style-complex="italic"/>
    </style:style>
    <style:style style:name="T32" style:family="text">
      <style:text-properties fo:font-style="italic" officeooo:rsid="002fd206" style:font-style-asian="italic" style:font-style-complex="italic"/>
    </style:style>
    <style:style style:name="T33" style:family="text">
      <style:text-properties fo:font-style="italic" fo:font-weight="normal" officeooo:rsid="000c143c" style:font-style-asian="italic" style:font-weight-asian="normal" style:font-style-complex="italic" style:font-weight-complex="normal"/>
    </style:style>
    <style:style style:name="T34" style:family="text">
      <style:text-properties fo:font-style="italic" fo:font-weight="normal" officeooo:rsid="000a84ab" style:font-style-asian="italic" style:font-weight-asian="normal" style:font-style-complex="italic" style:font-weight-complex="normal"/>
    </style:style>
    <style:style style:name="T35" style:family="text">
      <style:text-properties fo:font-style="italic" fo:font-weight="normal" officeooo:rsid="0022a3ff" style:font-style-asian="italic" style:font-weight-asian="normal" style:font-style-complex="italic" style:font-weight-complex="normal"/>
    </style:style>
    <style:style style:name="T36" style:family="text">
      <style:text-properties officeooo:rsid="000a84ab"/>
    </style:style>
    <style:style style:name="T37" style:family="text">
      <style:text-properties fo:font-style="normal" fo:font-weight="normal" officeooo:rsid="000a84ab"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10c2e0" style:font-style-asian="normal" style:font-style-complex="normal"/>
    </style:style>
    <style:style style:name="T40" style:family="text">
      <style:text-properties fo:font-style="normal" officeooo:rsid="0010507d" style:font-style-asian="normal" style:font-style-complex="normal"/>
    </style:style>
    <style:style style:name="T41" style:family="text">
      <style:text-properties fo:font-style="normal" officeooo:rsid="001134c3" style:font-style-asian="normal" style:font-style-complex="normal"/>
    </style:style>
    <style:style style:name="T42" style:family="text">
      <style:text-properties fo:font-style="normal" officeooo:rsid="0011e996" style:font-style-asian="normal" style:font-style-complex="normal"/>
    </style:style>
    <style:style style:name="T43" style:family="text">
      <style:text-properties fo:font-style="normal" officeooo:rsid="000c143c" style:font-style-asian="normal" style:font-style-complex="normal"/>
    </style:style>
    <style:style style:name="T44" style:family="text">
      <style:text-properties fo:font-style="normal" officeooo:rsid="001f595a" style:font-style-asian="normal" style:font-style-complex="normal"/>
    </style:style>
    <style:style style:name="T45" style:family="text">
      <style:text-properties fo:font-style="normal" officeooo:rsid="0021765e" style:font-style-asian="normal" style:font-style-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style:text-line-through-style="solid" style:text-line-through-type="single"/>
    </style:style>
    <style:style style:name="T48" style:family="text">
      <style:text-properties style:text-line-through-style="solid" style:text-line-through-type="single" fo:font-style="italic" fo:font-weight="normal" style:font-style-asian="italic" style:font-weight-asian="normal" style:font-style-complex="italic" style:font-weight-complex="normal"/>
    </style:style>
    <style:style style:name="T49" style:family="text">
      <style:text-properties style:text-line-through-style="solid" style:text-line-through-type="single" fo:font-weight="normal" style:font-weight-asian="normal" style:font-weight-complex="normal"/>
    </style:style>
    <style:style style:name="T50" style:family="text">
      <style:text-properties officeooo:rsid="0014e343"/>
    </style:style>
    <style:style style:name="T51" style:family="text">
      <style:text-properties officeooo:rsid="0019ec0f"/>
    </style:style>
    <style:style style:name="T52" style:family="text">
      <style:text-properties officeooo:rsid="000eb3ea"/>
    </style:style>
    <style:style style:name="T53" style:family="text">
      <style:text-properties style:text-line-through-style="none" style:text-line-through-type="none"/>
    </style:style>
    <style:style style:name="T54" style:family="text">
      <style:text-properties style:text-line-through-style="none" style:text-line-through-type="none" fo:font-weight="bold" style:font-weight-asian="bold" style:font-weight-complex="bold"/>
    </style:style>
    <style:style style:name="T55" style:family="text">
      <style:text-properties style:text-line-through-style="none" style:text-line-through-type="none" fo:font-weight="bold" officeooo:rsid="000eb3ea" style:font-weight-asian="bold" style:font-weight-complex="bold"/>
    </style:style>
    <style:style style:name="T56" style:family="text">
      <style:text-properties style:text-line-through-style="none" style:text-line-through-type="none" fo:font-weight="normal" style:font-weight-asian="normal" style:font-weight-complex="normal"/>
    </style:style>
    <style:style style:name="T57" style:family="text">
      <style:text-properties style:text-line-through-style="none" style:text-line-through-type="none" fo:font-weight="normal" officeooo:rsid="0003d5e0" style:font-weight-asian="normal" style:font-weight-complex="normal"/>
    </style:style>
    <style:style style:name="T58" style:family="text">
      <style:text-properties style:text-line-through-style="none" style:text-line-through-type="none" fo:font-weight="normal" officeooo:rsid="0004da89" style:font-weight-asian="normal" style:font-weight-complex="normal"/>
    </style:style>
    <style:style style:name="T59" style:family="text">
      <style:text-properties style:text-line-through-style="none" style:text-line-through-type="none" fo:font-weight="normal" officeooo:rsid="0006976a" style:font-weight-asian="normal" style:font-weight-complex="normal"/>
    </style:style>
    <style:style style:name="T60" style:family="text">
      <style:text-properties style:text-line-through-style="none" style:text-line-through-type="none" fo:font-weight="normal" officeooo:rsid="000c143c" style:font-weight-asian="normal" style:font-weight-complex="normal"/>
    </style:style>
    <style:style style:name="T61" style:family="text">
      <style:text-properties style:text-line-through-style="none" style:text-line-through-type="none" fo:font-style="italic" fo:font-weight="normal" style:font-style-asian="italic" style:font-weight-asian="normal" style:font-style-complex="italic" style:font-weight-complex="normal"/>
    </style:style>
    <style:style style:name="T62"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63" style:family="text">
      <style:text-properties style:text-line-through-style="none" style:text-line-through-type="none" fo:font-style="normal" fo:font-weight="normal"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0a84ab" style:font-weight-asian="normal" style:font-weight-complex="normal"/>
    </style:style>
    <style:style style:name="T66" style:family="text">
      <style:text-properties officeooo:rsid="0010507d"/>
    </style:style>
    <style:style style:name="T67" style:family="text">
      <style:text-properties officeooo:rsid="0011e996"/>
    </style:style>
    <style:style style:name="T68" style:family="text">
      <style:text-properties officeooo:rsid="0013a658"/>
    </style:style>
    <style:style style:name="T69" style:family="text">
      <style:text-properties officeooo:rsid="001405b2"/>
    </style:style>
    <style:style style:name="T70" style:family="text">
      <style:text-properties officeooo:rsid="00180e45"/>
    </style:style>
    <style:style style:name="T71" style:family="text">
      <style:text-properties officeooo:rsid="001854fd"/>
    </style:style>
    <style:style style:name="T72" style:family="text">
      <style:text-properties officeooo:rsid="0021765e"/>
    </style:style>
    <style:style style:name="T73" style:family="text">
      <style:text-properties officeooo:rsid="002360e1"/>
    </style:style>
    <style:style style:name="T74" style:family="text">
      <style:text-properties officeooo:rsid="0023a95b"/>
    </style:style>
    <style:style style:name="T75" style:family="text">
      <style:text-properties officeooo:rsid="0023d2e7"/>
    </style:style>
    <style:style style:name="T76" style:family="text">
      <style:text-properties officeooo:rsid="0028948b"/>
    </style:style>
    <style:style style:name="T77" style:family="text">
      <style:text-properties officeooo:rsid="00045a0a"/>
    </style:style>
    <style:style style:name="T78" style:family="text">
      <style:text-properties officeooo:rsid="002fd206"/>
    </style:style>
    <style:style style:name="T79" style:family="text">
      <style:text-properties officeooo:rsid="002fd4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4483152" text:id="ct54483152">
          <text:insertion>
            <office:change-info>
              <dc:creator>Unknown Author</dc:creator>
              <dc:date>2018-10-18T06:48:00</dc:date>
            </office:change-info>
          </text:insertion>
        </text:changed-region>
        <text:changed-region xml:id="ct54474720" text:id="ct54474720">
          <text:insertion>
            <office:change-info>
              <dc:creator>Unknown Author</dc:creator>
              <dc:date>2018-10-18T06:47:00</dc:date>
            </office:change-info>
          </text:insertion>
        </text:changed-region>
        <text:changed-region xml:id="ct54480832" text:id="ct54480832">
          <text:insertion>
            <office:change-info>
              <dc:creator>Unknown Author</dc:creator>
              <dc:date>2018-10-18T06:45:00</dc:date>
            </office:change-info>
          </text:insertion>
        </text:changed-region>
        <text:changed-region xml:id="ct54459424" text:id="ct54459424">
          <text:insertion>
            <office:change-info>
              <dc:creator>Unknown Author</dc:creator>
              <dc:date>2018-10-18T06:43:00</dc:date>
            </office:change-info>
          </text:insertion>
        </text:changed-region>
        <text:changed-region xml:id="ct54343056" text:id="ct54343056">
          <text:insertion>
            <office:change-info>
              <dc:creator>Unknown Author</dc:creator>
              <dc:date>2018-10-18T06:42:00</dc:date>
            </office:change-info>
          </text:insertion>
        </text:changed-region>
        <text:changed-region xml:id="ct54371936" text:id="ct54371936">
          <text:insertion>
            <office:change-info>
              <dc:creator>Unknown Author</dc:creator>
              <dc:date>2018-10-18T04:32:00</dc:date>
            </office:change-info>
          </text:insertion>
        </text:changed-region>
        <text:changed-region xml:id="ct54483680" text:id="ct54483680">
          <text:insertion>
            <office:change-info>
              <dc:creator>Unknown Author</dc:creator>
              <dc:date>2018-10-18T04:31:00</dc:date>
            </office:change-info>
          </text:insertion>
        </text:changed-region>
        <text:changed-region xml:id="ct54458080" text:id="ct54458080">
          <text:insertion>
            <office:change-info>
              <dc:creator>Unknown Author</dc:creator>
              <dc:date>2018-10-18T04:30:00</dc:date>
            </office:change-info>
          </text:insertion>
        </text:changed-region>
        <text:changed-region xml:id="ct54462448" text:id="ct54462448">
          <text:deletion>
            <office:change-info>
              <dc:creator>Unknown Author</dc:creator>
              <dc:date>2018-10-18T04:30:00</dc:date>
            </office:change-info>
            <text:p text:style-name="P1"><text:span text:style-name="T1">Gamificando a gestão de tempo de projeto evitando Multi-Tarefa (</text:span><text:span text:style-name="T2">multi-task</text:span><text:span text:style-name="T3">) </text:span>com a Técnica dos Pomodoros: um estudo aplicado</text:p>
          </text:deletion>
        </text:changed-region>
        <text:changed-region xml:id="ct54343360" text:id="ct54343360">
          <text:deletion>
            <office:change-info>
              <dc:creator>Unknown Author</dc:creator>
              <dc:date>2018-10-18T04:30:00</dc:date>
            </office:change-info>
            <text:p text:style-name="P2"><text:span text:style-name="T1">Gamificando a gestão de tempo de projeto para manter</text:span> o <text:span text:style-name="T4">Pace</text:span> <text:span text:style-name="T3">evitando Multi-Tarefa (</text:span><text:span text:style-name="T2">multi-task</text:span><text:span text:style-name="T3">) </text:span>com a Técnica dos Pomodoros: um estudo aplicado</text:p>
            <text:p text:style-name="P3">Mantendo o <text:span text:style-name="T4">Pace</text:span> de projetos <text:span text:style-name="T3">evitando Multi-Tarefa (</text:span><text:span text:style-name="T2">multi-task</text:span><text:span text:style-name="T3">) </text:span>com a Técnica dos Pomodoros: um estudo aplicado</text:p>
            <text:p text:style-name="P4">Gestão do tempo e técnicas de focalização por meio de utilização de <text:span text:style-name="T4">software</text:span> para aumento de produtividade: pesquisa experimental com população aleatória</text:p>
          </text:deletion>
        </text:changed-region>
        <text:changed-region xml:id="ct54208144" text:id="ct54208144">
          <text:insertion>
            <office:change-info>
              <dc:creator>Unknown Author</dc:creator>
              <dc:date>2018-10-18T06:51:00</dc:date>
            </office:change-info>
          </text:insertion>
        </text:changed-region>
        <text:changed-region xml:id="ct54543568" text:id="ct54543568">
          <text:insertion>
            <office:change-info>
              <dc:creator>Unknown Author</dc:creator>
              <dc:date>2018-10-18T06:50:00</dc:date>
            </office:change-info>
          </text:insertion>
        </text:changed-region>
        <text:changed-region xml:id="ct54369744" text:id="ct54369744">
          <text:deletion>
            <office:change-info>
              <dc:creator>Unknown Author</dc:creator>
              <dc:date>2018-10-18T02:39:00</dc:date>
            </office:change-info>
            <text:p text:style-name="P5"><text:span text:style-name="T5"/></text:p>
            <text:p text:style-name="P6">Palavras-chaves: <text:span text:style-name="T5">multi-taks</text:span><text:span text:style-name="T6">, </text:span><text:span text:style-name="T5">pomodoro technique,</text:span><text:span text:style-name="T6"> produtividade</text:span></text:p>
            <text:p text:style-name="P7"><text:span text:style-name="T7">Palavras-chaves: </text:span><text:span text:style-name="T8">startups, big data,</text:span><text:span text:style-name="T9"> gestão do tempo, produtividad</text:span><text:span text:style-name="T10">e</text:span></text:p>
          </text:deletion>
        </text:changed-region>
        <text:changed-region xml:id="ct54385952" text:id="ct54385952">
          <text:deletion>
            <office:change-info>
              <dc:creator>Unknown Author</dc:creator>
              <dc:date>2018-10-18T06:50:00</dc:date>
            </office:change-info>
            <text:p text:style-name="P7">Palavras-chaves: <text:span text:style-name="T11">gamification, </text:span><text:span text:style-name="T5">multi-ta</text:span><text:span text:style-name="T11">s</text:span><text:span text:style-name="T5">k</text:span><text:span text:style-name="T12">, </text:span><text:span text:style-name="T5">pomodoro technique</text:span></text:p>
          </text:deletion>
        </text:changed-region>
        <text:changed-region xml:id="ct54422976" text:id="ct54422976">
          <text:deletion>
            <office:change-info>
              <dc:creator>Unknown Author</dc:creator>
              <dc:date>2018-10-18T04:03:00</dc:date>
            </office:change-info>
            <text:p text:style-name="Text_20_body"><text:s/></text:p>
          </text:deletion>
        </text:changed-region>
        <text:changed-region xml:id="ct54497504" text:id="ct54497504">
          <text:insertion>
            <office:change-info>
              <dc:creator>Unknown Author</dc:creator>
              <dc:date>2018-10-18T05:19:00</dc:date>
            </office:change-info>
          </text:insertion>
        </text:changed-region>
        <text:changed-region xml:id="ct54560752" text:id="ct54560752">
          <text:insertion>
            <office:change-info>
              <dc:creator>Unknown Author</dc:creator>
              <dc:date>2018-10-18T05:20:00</dc:date>
            </office:change-info>
          </text:insertion>
        </text:changed-region>
        <text:changed-region xml:id="ct54565280" text:id="ct54565280">
          <text:insertion>
            <office:change-info>
              <dc:creator>Unknown Author</dc:creator>
              <dc:date>2018-10-18T05:21:00</dc:date>
            </office:change-info>
          </text:insertion>
        </text:changed-region>
        <text:changed-region xml:id="ct54439072" text:id="ct54439072">
          <text:insertion>
            <office:change-info>
              <dc:creator>Unknown Author</dc:creator>
              <dc:date>2018-10-18T05:22:00</dc:date>
            </office:change-info>
          </text:insertion>
        </text:changed-region>
        <text:changed-region xml:id="ct54544496" text:id="ct54544496">
          <text:insertion>
            <office:change-info>
              <dc:creator>Unknown Author</dc:creator>
              <dc:date>2018-10-18T05:23:00</dc:date>
            </office:change-info>
          </text:insertion>
        </text:changed-region>
        <text:changed-region xml:id="ct54442528" text:id="ct54442528">
          <text:insertion>
            <office:change-info>
              <dc:creator>Unknown Author</dc:creator>
              <dc:date>2018-10-18T05:24:00</dc:date>
            </office:change-info>
          </text:insertion>
        </text:changed-region>
        <text:changed-region xml:id="ct54427584" text:id="ct54427584">
          <text:insertion>
            <office:change-info>
              <dc:creator>Unknown Author</dc:creator>
              <dc:date>2018-10-18T05:25:00</dc:date>
            </office:change-info>
          </text:insertion>
        </text:changed-region>
        <text:changed-region xml:id="ct54420032" text:id="ct54420032">
          <text:insertion>
            <office:change-info>
              <dc:creator>Unknown Author</dc:creator>
              <dc:date>2018-10-18T05:26:00</dc:date>
            </office:change-info>
          </text:insertion>
        </text:changed-region>
        <text:changed-region xml:id="ct54420256" text:id="ct54420256">
          <text:deletion>
            <office:change-info>
              <dc:creator>Unknown Author</dc:creator>
              <dc:date>2018-10-18T05:19:00</dc:date>
            </office:change-info>
            <text:p text:style-name="Text_20_body"><text:span text:style-name="T13">a</text:span></text:p>
          </text:deletion>
        </text:changed-region>
        <text:changed-region xml:id="ct54568080" text:id="ct54568080">
          <text:insertion>
            <office:change-info>
              <dc:creator>Unknown Author</dc:creator>
              <dc:date>2018-10-18T05:26:00</dc:date>
            </office:change-info>
          </text:insertion>
        </text:changed-region>
        <text:changed-region xml:id="ct54574512" text:id="ct54574512">
          <text:insertion>
            <office:change-info>
              <dc:creator>Unknown Author</dc:creator>
              <dc:date>2018-10-18T05:27:00</dc:date>
            </office:change-info>
          </text:insertion>
        </text:changed-region>
        <text:changed-region xml:id="ct54439296" text:id="ct54439296">
          <text:deletion>
            <office:change-info>
              <dc:creator>Unknown Author</dc:creator>
              <dc:date>2018-10-18T06:36:00</dc:date>
            </office:change-info>
            <text:p text:style-name="Text_20_body"/>
            <text:h text:style-name="P8" text:outline-level="2" text:is-list-header="true"><text:bookmark-start text:name="__RefHeading___Toc181_171807557711111111111111111111111111111111111"/>Gamification:<text:span text:style-name="T14"> Transformando atividades cotidianas em jogos reais</text:span><text:bookmark-end text:name="__RefHeading___Toc181_171807557711111111111111111111111111111111111"/></text:h>
            <text:p text:style-name="Text_20_body">Em</text:p>
          </text:deletion>
        </text:changed-region>
        <text:changed-region xml:id="ct51135104" text:id="ct51135104">
          <text:insertion>
            <office:change-info>
              <dc:creator>Unknown Author</dc:creator>
              <dc:date>2018-10-18T06:27:00</dc:date>
            </office:change-info>
          </text:insertion>
        </text:changed-region>
        <text:changed-region xml:id="ct54592848" text:id="ct54592848">
          <text:insertion>
            <office:change-info>
              <dc:creator>Unknown Author</dc:creator>
              <dc:date>2018-10-18T06:26:00</dc:date>
            </office:change-info>
          </text:insertion>
        </text:changed-region>
        <text:changed-region xml:id="ct54595776" text:id="ct54595776">
          <text:deletion>
            <office:change-info>
              <dc:creator>Unknown Author</dc:creator>
              <dc:date>2018-10-18T06:35:00</dc:date>
            </office:change-info>
            <text:p text:style-name="P9"><text:span text:style-name="T15"/></text:p>
            <text:p text:style-name="P9"/>
          </text:deletion>
        </text:changed-region>
        <text:changed-region xml:id="ct54595552" text:id="ct54595552">
          <text:deletion>
            <office:change-info>
              <dc:creator>Unknown Author</dc:creator>
              <dc:date>2018-10-18T06:26:00</dc:date>
            </office:change-info>
            <text:p text:style-name="P9"><text:span text:style-name="T16">O </text:span></text:p>
          </text:deletion>
        </text:changed-region>
        <text:changed-region xml:id="ct61746448" text:id="ct61746448">
          <text:insertion>
            <office:change-info>
              <dc:creator>Unknown Author</dc:creator>
              <dc:date>2018-10-18T11:58:00</dc:date>
            </office:change-info>
          </text:insertion>
        </text:changed-region>
        <text:changed-region xml:id="ct54602384" text:id="ct54602384">
          <text:insertion>
            <office:change-info>
              <dc:creator>Unknown Author</dc:creator>
              <dc:date>2018-10-18T04:46:00</dc:date>
            </office:change-info>
          </text:insertion>
        </text:changed-region>
        <text:changed-region xml:id="ct54624432" text:id="ct54624432">
          <text:insertion>
            <office:change-info>
              <dc:creator>Unknown Author</dc:creator>
              <dc:date>2018-10-18T04:38:00</dc:date>
            </office:change-info>
          </text:insertion>
        </text:changed-region>
        <text:changed-region xml:id="ct54625184" text:id="ct54625184">
          <text:deletion>
            <office:change-info>
              <dc:creator>Unknown Author</dc:creator>
              <dc:date>2018-10-18T07:10:00</dc:date>
            </office:change-info>
            <text:p text:style-name="P10"><text:span text:style-name="T17">A metodologia utilizada</text:span></text:p>
          </text:deletion>
        </text:changed-region>
        <text:changed-region xml:id="ct54639808" text:id="ct54639808">
          <text:insertion>
            <office:change-info>
              <dc:creator>Unknown Author</dc:creator>
              <dc:date>2018-10-18T04:04:00</dc:date>
            </office:change-info>
          </text:insertion>
        </text:changed-region>
        <text:changed-region xml:id="ct54640032" text:id="ct54640032">
          <text:deletion>
            <office:change-info>
              <dc:creator>Unknown Author</dc:creator>
              <dc:date>2018-10-18T04:04:00</dc:date>
            </office:change-info>
            <text:p text:style-name="P11">P</text:p>
          </text:deletion>
        </text:changed-region>
        <text:changed-region xml:id="ct53214032" text:id="ct53214032">
          <text:insertion>
            <office:change-info>
              <dc:creator>Unknown Author</dc:creator>
              <dc:date>2018-10-18T04:04:00</dc:date>
            </office:change-info>
          </text:insertion>
        </text:changed-region>
        <text:changed-region xml:id="ct53903328" text:id="ct53903328">
          <text:insertion>
            <office:change-info>
              <dc:creator>Unknown Author</dc:creator>
              <dc:date>2018-10-18T04:05:00</dc:date>
            </office:change-info>
          </text:insertion>
        </text:changed-region>
        <text:changed-region xml:id="ct53903552" text:id="ct53903552">
          <text:deletion>
            <office:change-info>
              <dc:creator>Unknown Author</dc:creator>
              <dc:date>2018-10-18T04:04:00</dc:date>
            </office:change-info>
            <text:p text:style-name="Text_20_body"><text:span text:style-name="T18">O </text:span></text:p>
          </text:deletion>
        </text:changed-region>
        <text:changed-region xml:id="ct54628864" text:id="ct54628864">
          <text:insertion>
            <office:change-info>
              <dc:creator>Unknown Author</dc:creator>
              <dc:date>2018-10-18T04:05:00</dc:date>
            </office:change-info>
          </text:insertion>
        </text:changed-region>
        <text:changed-region xml:id="ct54406432" text:id="ct54406432">
          <text:deletion>
            <office:change-info>
              <dc:creator>Unknown Author</dc:creator>
              <dc:date>2018-10-18T04:05:00</dc:date>
            </office:change-info>
            <text:p text:style-name="P12">A</text:p>
          </text:deletion>
        </text:changed-region>
        <text:changed-region xml:id="ct54645856" text:id="ct54645856">
          <text:insertion>
            <office:change-info>
              <dc:creator>Unknown Author</dc:creator>
              <dc:date>2018-10-18T04:08:00</dc:date>
            </office:change-info>
          </text:insertion>
        </text:changed-region>
        <text:changed-region xml:id="ct54651424" text:id="ct54651424">
          <text:insertion>
            <office:change-info>
              <dc:creator>Unknown Author</dc:creator>
              <dc:date>2018-10-18T04:09:00</dc:date>
            </office:change-info>
          </text:insertion>
        </text:changed-region>
        <text:changed-region xml:id="ct54652800" text:id="ct54652800">
          <text:deletion>
            <office:change-info>
              <dc:creator>Unknown Author</dc:creator>
              <dc:date>2018-10-18T04:08:00</dc:date>
            </office:change-info>
            <text:p text:style-name="P13">3</text:p>
          </text:deletion>
        </text:changed-region>
        <text:changed-region xml:id="ct54653024" text:id="ct54653024">
          <text:insertion>
            <office:change-info>
              <dc:creator>Unknown Author</dc:creator>
              <dc:date>2018-10-18T04:08:00</dc:date>
            </office:change-info>
          </text:insertion>
        </text:changed-region>
        <text:changed-region xml:id="ct53208720" text:id="ct53208720">
          <text:insertion>
            <office:change-info>
              <dc:creator>Unknown Author</dc:creator>
              <dc:date>2018-10-18T04:06:00</dc:date>
            </office:change-info>
          </text:insertion>
        </text:changed-region>
        <text:changed-region xml:id="ct54664640" text:id="ct54664640">
          <text:insertion>
            <office:change-info>
              <dc:creator>Unknown Author</dc:creator>
              <dc:date>2018-10-18T04:07:00</dc:date>
            </office:change-info>
          </text:insertion>
        </text:changed-region>
        <text:changed-region xml:id="ct54664960" text:id="ct54664960">
          <text:deletion>
            <office:change-info>
              <dc:creator>Unknown Author</dc:creator>
              <dc:date>2018-10-18T04:05:00</dc:date>
            </office:change-info>
            <text:p text:style-name="P13"><text:span text:style-name="T19">A improvisação .</text:span></text:p>
          </text:deletion>
        </text:changed-region>
        <text:changed-region xml:id="ct54609104" text:id="ct54609104">
          <text:insertion>
            <office:change-info>
              <dc:creator>Unknown Author</dc:creator>
              <dc:date>2018-10-18T04:07:00</dc:date>
            </office:change-info>
          </text:insertion>
        </text:changed-region>
        <text:changed-region xml:id="ct54630880" text:id="ct54630880">
          <text:deletion>
            <office:change-info>
              <dc:creator>Unknown Author</dc:creator>
              <dc:date>2018-10-18T04:07:00</dc:date>
            </office:change-info>
            <text:p text:style-name="P12">Está</text:p>
          </text:deletion>
        </text:changed-region>
        <text:changed-region xml:id="ct54637424" text:id="ct54637424">
          <text:insertion>
            <office:change-info>
              <dc:creator>Unknown Author</dc:creator>
              <dc:date>2018-10-18T04:03:00</dc:date>
            </office:change-info>
          </text:insertion>
        </text:changed-region>
        <text:changed-region xml:id="ct53578400" text:id="ct53578400">
          <text:insertion>
            <office:change-info>
              <dc:creator>Unknown Author</dc:creator>
              <dc:date>2018-10-18T0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change-start text:change-id="ct54483152"/><text:span text:style-name="T14">Gestão de tempo de projetos; </text:span><text:span text:style-name="T40">Foco, </text:span><text:span text:style-name="T44">produtividade</text:span><text:span text:style-name="T40">, </text:span><text:span text:style-name="T66">gamification</text:span><text:span text:style-name="T40">, </text:span><text:span text:style-name="T66">multi-task</text:span><text:span text:style-name="T40"> e Pomodoros </text:span><text:span text:style-name="T66">Technique</text:span><text:span text:style-name="T40">: </text:span><text:span text:style-name="T14">estudo exploratório </text:span><text:span text:style-name="T45">em</text:span><text:span text:style-name="T14"> ambiente virtual </text:span><text:span text:style-name="T45">de uma </text:span><text:span text:style-name="T72">startup</text:span><text:span text:style-name="T45"> brasileira</text:span></text:p>
      <text:p text:style-name="P21"><text:change-end text:change-id="ct54483152"/><text:change-start text:change-id="ct54474720"/><text:span text:style-name="T14">Gestão de tempo de projetos; </text:span><text:span text:style-name="T40">Foco, </text:span><text:span text:style-name="T44">produtividade</text:span><text:span text:style-name="T40">, gamification, multi-task e Pomodoros Technique: </text:span><text:span text:style-name="T14">estudo exploratório </text:span><text:span text:style-name="T45">em</text:span><text:span text:style-name="T14"> ambiente virtual</text:span></text:p>
      <text:p text:style-name="P22"><text:change-end text:change-id="ct54474720"/><text:change-start text:change-id="ct54480832"/><text:span text:style-name="T14">Gestão de tempo de projetos; </text:span><text:span text:style-name="T40">Foco, </text:span><text:span text:style-name="T44">produtividade</text:span><text:span text:style-name="T40">, gamification, multi-task e Pomodoros Technique: </text:span><text:span text:style-name="T14">estudo exploratório no ambiente virtual www.pomodoros.com.br</text:span></text:p>
      <text:p text:style-name="P22"><text:change-end text:change-id="ct54480832"/><text:change-start text:change-id="ct54459424"/><text:span text:style-name="T14">Gestão de tempo de projetos; </text:span><text:span text:style-name="T40">Foco, </text:span><text:span text:style-name="T44">produtividade</text:span><text:span text:style-name="T40">, </text:span><text:span text:style-name="T66">gamification, multi-task e Pomodoros Technique</text:span><text:span text:style-name="T40">: </text:span><text:span text:style-name="T14">estudo exploratório em uma plataforma online</text:span></text:p>
      <text:p text:style-name="P22"><text:change-end text:change-id="ct54459424"/><text:change-start text:change-id="ct54343056"/><text:span text:style-name="T14">Foco e produtividade, e</text:span><text:span text:style-name="T40">vitando </text:span><text:span text:style-name="T66">multi-</text:span><text:span text:style-name="T40">tasks com a </text:span><text:span text:style-name="T66">gamification </text:span><text:span text:style-name="T40">da gestão de tempo de projeto</text:span><text:span text:style-name="T14">s</text:span><text:span text:style-name="T40"> usando a Técnica dos Pomodoros: </text:span><text:span text:style-name="T14">um estudo com população aleatória</text:span></text:p>
      <text:p text:style-name="P23"><text:change-end text:change-id="ct54343056"/><text:change-start text:change-id="ct54371936"/><text:span text:style-name="T14">Foco, </text:span><text:span text:style-name="T44">produtividade</text:span><text:span text:style-name="T14">, </text:span>gamification, multi-task e Pomodoros Technique:<text:span text:style-name="T14"> um estudo aplicado</text:span></text:p>
      <text:p text:style-name="P23"><text:span text:style-name="T14">Evitando </text:span>multi-<text:span text:style-name="T14">tasks com a </text:span>g<text:change-end text:change-id="ct54371936"/><text:change-start text:change-id="ct54483680"/>amification <text:span text:style-name="T14">da gestão de tempo de projeto usando a Técnica dos Pomodoros</text:span></text:p>
      <text:p text:style-name="P19"><text:span text:style-name="T66">G</text:span><text:change-end text:change-id="ct54483680"/><text:change-start text:change-id="ct54458080"/><text:span text:style-name="T66">estão de tempo de projeto evitando Multi-Tarefa (</text:span><text:span text:style-name="T2">multi-task</text:span><text:span text:style-name="T3">) </text:span>com a Técnica dos Pomodoros: um estudo aplicado</text:p>
      <text:p text:style-name="P1"><text:change-end text:change-id="ct54458080"/><text:change text:change-id="ct54462448"/></text:p>
      <text:p text:style-name="P4"><text:change text:change-id="ct54343360"/></text:p>
      <text:p text:style-name="Contents_20_Heading"><text:soft-page-break/>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175_1718075577" text:style-name="Index_20_Link" text:visited-style-name="Index_20_Link">1. Introdução a Proposta de Pesquisa<text:tab/>6</text:a></text:p>
          <text:p text:style-name="P77"><text:a xlink:type="simple" xlink:href="#__RefHeading___Toc177_1718075577" text:style-name="Index_20_Link" text:visited-style-name="Index_20_Link">1.1. Contexto<text:tab/>6</text:a></text:p>
          <text:p text:style-name="P77"><text:a xlink:type="simple" xlink:href="#__RefHeading___Toc535_59307899" text:style-name="Index_20_Link" text:visited-style-name="Index_20_Link">1.2. Justificativa<text:tab/>6</text:a></text:p>
          <text:p text:style-name="P78"><text:a xlink:type="simple" xlink:href="#__RefHeading___Toc179_1718075577" text:style-name="Index_20_Link" text:visited-style-name="Index_20_Link">2. Revisão da Literatura<text:tab/>7</text:a></text:p>
          <text:p text:style-name="P77"><text:a xlink:type="simple" xlink:href="#__RefHeading___Toc181_171807557711111111111111111111111111111111" text:style-name="Index_20_Link" text:visited-style-name="Index_20_Link"><text:s/>Gamification:</text:a><text:a xlink:type="simple" xlink:href="#__RefHeading___Toc181_171807557711111111111111111111111111111111" text:style-name="Index_20_Link" text:visited-style-name="Index_20_Link"><text:span text:style-name="T14"> Transformando atividades cotidianas em jogos reais</text:span></text:a><text:a xlink:type="simple" xlink:href="#__RefHeading___Toc181_171807557711111111111111111111111111111111" text:style-name="Index_20_Link" text:visited-style-name="Index_20_Link"><text:tab/>7</text:a></text:p>
          <text:p text:style-name="P77"><text:a xlink:type="simple" xlink:href="#__RefHeading___Toc525_59307899" text:style-name="Index_20_Link" text:visited-style-name="Index_20_Link">2.1. A Técnica dos Pomodoros: gestão do tempo e o aumento da produtividade<text:tab/>7</text:a></text:p>
          <text:p text:style-name="P77"><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14"> o efeito da multi-tarefa no desempenho e produtividade</text:span></text:a><text:a xlink:type="simple" xlink:href="#__RefHeading___Toc16_1718075577" text:style-name="Index_20_Link" text:visited-style-name="Index_20_Link"><text:tab/>7</text:a></text:p>
          <text:p text:style-name="P78"><text:a xlink:type="simple" xlink:href="#__RefHeading___Toc54_501625412" text:style-name="Index_20_Link" text:visited-style-name="Index_20_Link">3. Metodologia<text:tab/>11</text:a></text:p>
          <text:p text:style-name="P77"><text:a xlink:type="simple" xlink:href="#__RefHeading___Toc1335_1950731629" text:style-name="Index_20_Link" text:visited-style-name="Index_20_Link">3.1. Revisão da literatura<text:tab/>11</text:a></text:p>
          <text:p text:style-name="P77"><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4">online</text:span></text:a><text:a xlink:type="simple" xlink:href="#__RefHeading___Toc1337_1950731629" text:style-name="Index_20_Link" text:visited-style-name="Index_20_Link"> para pesquisas acadêmicas<text:tab/>12</text:a></text:p>
          <text:p text:style-name="P77"><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4">multi-task</text:span></text:a><text:a xlink:type="simple" xlink:href="#__RefHeading___Toc1339_1950731629" text:style-name="Index_20_Link" text:visited-style-name="Index_20_Link"> explorado durante pesquisa com </text:a><text:a xlink:type="simple" xlink:href="#__RefHeading___Toc1339_1950731629" text:style-name="Index_20_Link" text:visited-style-name="Index_20_Link"><text:span text:style-name="T4">survey </text:span></text:a><text:a xlink:type="simple" xlink:href="#__RefHeading___Toc1339_1950731629" text:style-name="Index_20_Link" text:visited-style-name="Index_20_Link">da disciplina EAD5822<text:tab/>12</text:a></text:p>
          <text:p text:style-name="P77"><text:a xlink:type="simple" xlink:href="#__RefHeading___Toc300_501625412" text:style-name="Index_20_Link" text:visited-style-name="Index_20_Link">3.4. A </text:a><text:a xlink:type="simple" xlink:href="#__RefHeading___Toc300_501625412" text:style-name="Index_20_Link" text:visited-style-name="Index_20_Link"><text:span text:style-name="T4">startup </text:span></text:a><text:a xlink:type="simple" xlink:href="#__RefHeading___Toc300_501625412" text:style-name="Index_20_Link" text:visited-style-name="Index_20_Link">Pomodoros.com.br: um ambiente online, gamificado, para usuários da Pomodoro </text:a><text:a xlink:type="simple" xlink:href="#__RefHeading___Toc300_501625412" text:style-name="Index_20_Link" text:visited-style-name="Index_20_Link"><text:span text:style-name="T4">Technique</text:span></text:a><text:a xlink:type="simple" xlink:href="#__RefHeading___Toc300_501625412" text:style-name="Index_20_Link" text:visited-style-name="Index_20_Link"><text:tab/>13</text:a></text:p>
          <text:p text:style-name="P78"><text:a xlink:type="simple" xlink:href="#__RefHeading___Toc556_59307899" text:style-name="Index_20_Link" text:visited-style-name="Index_20_Link">4. Proposta de Pesquisa:<text:tab/>14</text:a></text:p>
          <text:p text:style-name="P77"><text:a xlink:type="simple" xlink:href="#__RefHeading___Toc558_59307899" text:style-name="Index_20_Link" text:visited-style-name="Index_20_Link">4.1. Pergunta de pesquisa<text:tab/>14</text:a></text:p>
          <text:p text:style-name="P77"><text:a xlink:type="simple" xlink:href="#__RefHeading___Toc560_59307899" text:style-name="Index_20_Link" text:visited-style-name="Index_20_Link">4.2. Hipóteses<text:tab/>14</text:a></text:p>
          <text:p text:style-name="P77"><text:a xlink:type="simple" xlink:href="#__RefHeading___Toc39_1168710570" text:style-name="Index_20_Link" text:visited-style-name="Index_20_Link">4.3. Críticas Aos Estudos Antecedentes<text:tab/>15</text:a></text:p>
          <text:p text:style-name="P78"><text:a xlink:type="simple" xlink:href="#__RefHeading___Toc35_1168710570" text:style-name="Index_20_Link" text:visited-style-name="Index_20_Link">5. Procedimentos e Cronograma<text:tab/>16</text:a></text:p>
          <text:p text:style-name="P78"><text:a xlink:type="simple" xlink:href="#__RefHeading___Toc562_59307899" text:style-name="Index_20_Link" text:visited-style-name="Index_20_Link">6. Referências Bibliográficas<text:tab/>17</text:a></text:p>
          <text:p text:style-name="P78"><text:a xlink:type="simple" xlink:href="#__RefHeading___Toc56_501625412" text:style-name="Index_20_Link" text:visited-style-name="Index_20_Link">7. Apêndices<text:tab/>17</text:a></text:p>
          <text:p text:style-name="P77"><text:a xlink:type="simple" xlink:href="#__RefHeading___Toc58_501625412" text:style-name="Index_20_Link" text:visited-style-name="Index_20_Link">7.1. Dados pomodoros<text:tab/>17</text:a></text:p>
        </text:index-body>
      </text:table-of-content>
      <text:p text:style-name="P13"/>
      <text:p text:style-name="P17"><text:change-start text:change-id="ct54208144"/>Palavras-chaves: <text:span text:style-name="T5">pomodoro technique, </text:span><text:span text:style-name="T35">multi-task, </text:span><text:span text:style-name="T11">gamification</text:span><text:change-end text:change-id="ct54208144"/><text:change-start text:change-id="ct54543568"/></text:p>
      <text:p text:style-name="P7"><text:change-end text:change-id="ct54543568"/><text:change text:change-id="ct54369744"/><text:change text:change-id="ct54385952"/><text:span text:style-name="T5"/></text:p>
      <text:p text:style-name="P13">Autor: Francisco Matelli Matulovic</text:p>
      <text:p text:style-name="P43">Sugestão para o pré-projeto: deverá ter no máximo 25 (vinte e cinco) páginas impressas</text:p>
      <text:p text:style-name="P43">(espaço 2, corpo 12, Times New Roman) observando a seguinte estrutura:</text:p>
      <text:p text:style-name="Standard"><text:span text:style-name="T10">a) </text:span><text:span text:style-name="T9">título</text:span><text:span text:style-name="T10">; b) </text:span><text:span text:style-name="T9">resumo</text:span><text:span text:style-name="T10">; c) </text:span><text:span text:style-name="T9">formulação do problema de pesquisa; </text:span><text:span text:style-name="T10">d) </text:span><text:span text:style-name="T9">justificativa;</text:span></text:p>
      <text:p text:style-name="P44">e) revisão bibliográfica; f) breve descrição dos procedimentos metodológicos;</text:p>
      <text:p text:style-name="Standard"><text:span text:style-name="T9">g) cronograma de execução </text:span><text:span text:style-name="T56">e h) referências bibliográficas.</text:span></text:p>
      <text:p text:style-name="P45"/>
      <text:p text:style-name="P72">RESUMO: </text:p>
      <text:p text:style-name="P36"><text:span text:style-name="T58">G</text:span><text:span text:style-name="T56">amification</text:span><text:span text:style-name="T63"> é um conceito abstrato, que pode ser resumido em aplicar técnicas de jogos e </text:span><text:span text:style-name="T56">videogames</text:span><text:span text:style-name="T63"> a atividades do cotidiano, tornando mais divertidas e atrativas para os públicos, do ponto de vista prática pode-se utilizar, ranking, ínsignias e recompensas para estimular a adesão de pessoas.</text:span></text:p>
      <text:p text:style-name="P34"><text:span text:style-name="T58">A Técnica dos Pomodoros (TP) é uma técnica de gestão de tempo </text:span><text:span text:style-name="T59">para aumentar o foco e produtividade com auxílio de um cronômetro pré-configurado com tempos de foco e descanso.</text:span><text:span text:style-name="T57"> </text:span></text:p>
      <text:p text:style-name="P33"><text:span text:style-name="T57">M</text:span><text:span text:style-name="T56">ulti-tarefa é um conceito recente, advindo de situações cotidianas de ambientes de trabalhos modernos, onde o computador e novas tecnologias permite que se alternem tarefas rapidamente, dando ao usuário a sensação de estar realizando duas coisas ao mesmo tempo, como estudar e responder mensagens em redes sociais.</text:span></text:p>
      <text:p text:style-name="P35"><text:span text:style-name="T56">Assim sendo os três conceitos acima estão inter-ralacionados em uma plataforma online inovadora, onde usuários podem acessar livremente para interagir e desafiar-sem em “jogos de tempo”, situações típicas são colegas de trabalho cronometrando o tempo de tarefas para subirem no </text:span><text:span text:style-name="T61">ranking</text:span><text:span text:style-name="T56">.</text:span></text:p>
      <text:p text:style-name="P33"><text:span text:style-name="T56">A metodologia consiste na utilização de um</text:span><text:span text:style-name="T60">a plataforma online gratuita, site e aplicativo, online desde de 2011, com muitos dados de mais de 500 usuários, para monitor e analisar a utilização da ferramenta.</text:span></text:p>
      <text:p text:style-name="P32"><text:span text:style-name="T57">Gestão do tempo não aparece como uma linha de pesquisa em administração, dificilmente é encontrada dentro dos programas tradicionais, sendo na verdade muito pouca pesquisa, acredita este pesquisador, devido a dificuldade metodológicas (REF). Esta pesquisa experimental visa preencher diversas lacunas da literatura por meio de uma inovadora técnica de coleta de dados em tempo real. Por meio de uma ferramenta online própria (</text:span><text:span text:style-name="T62">startup</text:span><text:span text:style-name="T57">), aonde estudantes e profissionais a utilizam </text:span><text:soft-page-break/><text:span text:style-name="T57">para gestão do próprio tempo e auxílio para ganho de foco, disponível em www.pomodoros.com.br, permite a análise de uma grande massa de dados (</text:span><text:span text:style-name="T62">big data</text:span><text:span text:style-name="T57">)</text:span></text:p>
      <text:p text:style-name="P31"><text:span text:style-name="T57">A qualificação desta proposta de pesquisa dentro do corpo de conhecimento atual poderia ser enquadrada como </text:span><text:span text:style-name="T62">survey transveral reaplicada</text:span><text:span text:style-name="T57">, porém a velocidade de coleta exigiria uma nova categoria, pois o uso em tempo real permite uma análise e coleta muito mais próxima e eficiente, cabendo então os recortes temporais para as análises definirem a metodologia de análise.</text:span></text:p>
      <text:p text:style-name="P46"><text:span text:style-name="T56">Um grupo de técnicas semelhantes e com principíos e fundamentos parecidos vem sendo abordadas recentemente pela literatura no campo de lançamento de novos produtos de alta-tecnologia e da gestão de projetos de inovação tecnológica (Gao et al. 2015; Leybourne, 2009; Sauser et al., 2009; Moorman e Miner, 1998; Rice et al., 1998; Eisenhardt e Tabrizi, 1995). A natureza deste tipo de projeto é de pouco planejamento, o nível de informação nos estágios iniciais (</text:span><text:span text:style-name="T61">Fuzzy Front-End</text:span><text:span text:style-name="T56">) é extremamente baixo, Kim e Wilemon (2002), característica que pode ser interpretada como ambiente de permanente incerteza, French (2006); Loch et al. (2008), estes indicam que as equipes de projetos devem estar “sempre” preparadas para responder a incertezas, podendo realizar atividades de planejamento e execução em paralelo ou até mesmo em ordem invertida em alguns casos, Moorman e Minner (1998). Um dos aspectos mais importantes na gestão de projetos de inovação está relacionado ao tempo, a adaptação de produtos em mercados altamente velozes exige técnicas de gestão “dinâmicas”, entre estas se destaca a improvisação (Leybourne, 2009; Moorman e Minner, 1998). Portanto, acredita-se que a literatura trata de maneira transveral diversas técnicas e casos que podem ser interpretados a luz deste novo modelo teórico-conceitual denominado improvisação. Propõe-se uma pesquisa baseada na revisão da literatura e/ou estudo de caso para a definição, identificação e tipificação de casos a luz deste novo modelo-conceitual de interpretação e análise de evidências de projetos de inovação ou lançamento rápido de produtos, que podem ser coletadas por meio de entrevistas semiestruturadas e análisadas com a lógica indutiva, triangulação de pesquisadores entre outras metodologias complementares. Espera-se que esta preposição de classificação seja adotada pela literatura para auxiliar pesquisadores de inovação que estudem projetos de tecnologia ou lançamento rápido de produtos, dentre estes com destaque para produtos de alta tecnologia, </text:span><text:span text:style-name="T61">internet</text:span><text:span text:style-name="T63">, </text:span><text:span text:style-name="T61">softwares</text:span><text:span text:style-name="T56"> e </text:span><text:span text:style-name="T61">startups</text:span><text:span text:style-name="T56"> de TI. Do ponto de vista de recomendações práticas espera-se obter resultados referentes ao desempenho econômico do uso desta técnica denominada improvisação, relacionando variáveis de custos, tempo e desempenho no geral de projetos e lançamento de produtos para indicar qual seu melhor uso.</text:span></text:p>
      <text:h text:style-name="P50" text:outline-level="1"><text:bookmark-start text:name="__RefHeading___Toc175_1718075577"/>Introdução a Proposta de Pesquisa<text:bookmark-end text:name="__RefHeading___Toc175_1718075577"/></text:h>
      <text:p text:style-name="Text_20_body">O </text:p>
      <text:h text:style-name="Heading_20_2" text:outline-level="2"><text:bookmark-start text:name="__RefHeading___Toc177_1718075577"/>Contexto<text:bookmark-end text:name="__RefHeading___Toc177_1718075577"/></text:h>
      <text:p text:style-name="Text_20_body">A indústria de software cresceu a grandes passos durante as últimas décadas.<text:change text:change-id="ct54422976"/></text:p>
      <text:p text:style-name="Quotations">"Apesar da maior parte da atenção estar voltada às empresas ".com" relacionadas à Internet, a Nova Economia Mundial, intensiva em informação é muito mais ampla. Ela abrange o desenvolvimento de <text:span text:style-name="T4">softwares</text:span>, telecomunicações e muitas da indústrias de mídia/entretenimento, como também os serviços de Internet. Diversas de suas características diferencias são também encontradas [...] até mesmo na indústria de biotecnologia e farmacêutica." (HAYES, p.26)</text:p>
      <text:p text:style-name="Text_20_body">P</text:p>
      <text:h text:style-name="Heading_20_2" text:outline-level="2"><text:bookmark-start text:name="__RefHeading___Toc535_59307899"/>Justificativa<text:bookmark-end text:name="__RefHeading___Toc535_59307899"/></text:h>
      <text:p text:style-name="Text_20_body">Aponta-se <text:change-start text:change-id="ct54497504"/><text:span text:style-name="T13">grande lacuna no conhecimento aplicado de técnicas de gestão de tempo de projetos,</text:span><text:change-end text:change-id="ct54497504"/><text:change-start text:change-id="ct54560752"/><text:span text:style-name="T13"> pela revisão da literatura observa-se que a maioria das pesquisas sobre tempo de projeto não utiliza uma metodologia fidedigna, a maioria realiza perguntas abertas para estudantes, trabalhadores e e</text:span><text:change-end text:change-id="ct54560752"/><text:change-start text:change-id="ct54565280"/><text:span text:style-name="T13">xecutivos sobre quanto tempo gastou-se em cada tarefa, e como sabemos, a probabilidade de viéses neste tipo de pergunta é alta, como distância do evento, </text:span><text:change-end text:change-id="ct54565280"/><text:change-start text:change-id="ct54439072"/><text:span text:style-name="T13">falta de acuidade na própria percepção de tempo e até mesmo tentativas intencionais de criar imagens de eficiência que não condizem com a rea</text:span><text:change-end text:change-id="ct54439072"/><text:change-start text:change-id="ct54544496"/><text:span text:style-name="T13">lidade. Por exemplo, ao se perguntar para um estudante “quanto tempo gasto para estudar o conteúdo indicado para a prova”, permite que estes“mintam” ou “errem feio” </text:span><text:change-end text:change-id="ct54544496"/><text:change-start text:change-id="ct54442528"/><text:span text:style-name="T13">os valores reais, primeiro, para parecem mais eficientes do que são e, segundo e mais importante, porque muitas vezes durante a execução das tarefas</text:span><text:change-end text:change-id="ct54442528"/><text:change-start text:change-id="ct54427584"/><text:span text:style-name="T13"> os mesmo permancem conectados a redes sociais e se permitem ficar altamente distraídos, fazendo com que os “descontos” e “ajustes” para o tempo “efe</text:span><text:change-end text:change-id="ct54427584"/><text:change-start text:change-id="ct54420032"/><text:span text:style-name="T13">tivo” de estudo sejam imprecisos.</text:span><text:change-end text:change-id="ct54420032"/><text:change text:change-id="ct54420256"/><text:change-start text:change-id="ct54568080"/></text:p>
      <text:p text:style-name="P39"><text:soft-page-break/>Assim a plataforma online, junto da <text:span text:style-name="T4">Pomodoro Technique</text:span>, evitando multi-tarefas, permite uma precisão muito maior na coleta de dados de tempo de execução de tarefas, efitando os “chutes” de tempo e<text:change-end text:change-id="ct54568080"/><text:change-start text:change-id="ct54574512"/> estimativas mal-feitas devido aos próprios vieses cognitivos dos respondentes.<text:change-end text:change-id="ct54574512"/></text:p>
      <text:h text:style-name="P48" text:outline-level="1"><text:bookmark-start text:name="__RefHeading___Toc179_1718075577"/>Revisão da Literatura<text:bookmark-end text:name="__RefHeading___Toc179_1718075577"/></text:h>
      <text:p text:style-name="Text_20_body">A<text:change text:change-id="ct54439296"/></text:p>
      <text:h text:style-name="P74" text:outline-level="2"><text:bookmark-start text:name="__RefHeading___Toc525_59307899"/>A Técnica dos Pomodoros: gestão do tempo e o aumento da produtividade<text:bookmark-end text:name="__RefHeading___Toc525_59307899"/></text:h>
      <text:p text:style-name="Text_20_body">N.</text:p>
      <text:h text:style-name="P8" text:outline-level="2"><text:bookmark-start text:name="__RefHeading___Toc16_1718075577"/>Multi-task:<text:span text:style-name="T14"> o efeito da multi-tarefa no desempenho e produtividade</text:span><text:bookmark-end text:name="__RefHeading___Toc16_1718075577"/></text:h>
      <text:p text:style-name="P40"><text:change-start text:change-id="ct51135104"/>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P40"><text:change-end text:change-id="ct51135104"/><text:change-start text:change-id="ct54592848"/>BOYD e ELLISON (2007) definem redes sociais como serviços baseados na web que permitem que indivíduos: "(1) construam um perfil público ou semi-público no sistema, (2) articulem uma lista de outros usuários com quem compartilham uma conexão, e (3) vejam e cruzem suas listas de contatos e aquelas feitas por outros usuários dentro do sistema".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p>
      <text:p text:style-name="P40"><text:soft-page-break/>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40">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47">Humanos, devido à arquitetura cognitiva de seus cérebros e aos limites que essa arquitetura impõem ao processamento de informações, são incapazes de fazer multitarefa de verdade. O que é possível é alternar-tarefas.</text:p>
      <text:p text:style-name="P40">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9"><text:span text:style-name="T16">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text:span><text:soft-page-break/><text:span text:style-name="T16">acadêmico moderada por multitarefa nas amostras americana e europeia; e (iii) Teste t independente para comparar as percepções sobre multitarefa entre estudantes norte-americanos e europeus.</text:span></text:p>
      <text:p text:style-name="P40">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40">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sociais e nota média altera-se dependendo da situação de o estudante utilizar redes sociais enquanto estuda ou não. Já para europeus não foi encontrada tal interação entre as variáveis.</text:p>
      <text:p text:style-name="P40">Ademais, KARPINSKI et al. (2013)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p>
      <text:p text:style-name="P40">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40"><text:soft-page-break/>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40">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Mulheres foram tão afetadas quanto os homens quando forçadas a fazer multitarefa, e quando podiam optar pela forma de trabalho foram menos propensas a fazer multitarefa.</text:p>
      <text:p text:style-name="P40">STOET et al. (2013)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p>
      <text:p text:style-name="P9"><text:bookmark-start text:name="__RefHeading___Toc256_501625412"/><text:span text:style-name="T16">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change-end text:change-id="ct54592848"/><text:change text:change-id="ct54595776"/><text:change text:change-id="ct54595552"/><text:span text:style-name="T15">Gamification:</text:span><text:span text:style-name="T43"> Transformando atividades cotidianas em jogos reais</text:span><text:bookmark-end text:name="__RefHeading___Toc256_501625412"/></text:p>
      <text:p text:style-name="P41">Em</text:p>
      <text:p text:style-name="P42"><text:soft-page-break/>Vídeo da escada normal vs escada rolante.</text:p>
      <text:p text:style-name="P27"><text:bookmark-start text:name="__RefHeading___Toc61_501625412"/>Formas gamificas de aumentar o engajamento<text:bookmark-end text:name="__RefHeading___Toc61_501625412"/></text:p>
      <text:p text:style-name="P37">Adicionar elementos sociais</text:p>
      <text:h text:style-name="P49" text:outline-level="1"><text:bookmark-start text:name="__RefHeading___Toc54_501625412"/>Metodologia<text:bookmark-end text:name="__RefHeading___Toc54_501625412"/><text:change-start text:change-id="ct61746448"/></text:h>
      <text:p text:style-name="P68">Para esta pesquisa exploratória utilizará-se-a de metodologias combinadas de <text:span text:style-name="T79">r</text:span>evisão da <text:span text:style-name="T79">l</text:span>iteratura, entrevistas em profundidade, estudo de caso simples, e coleta de dados por meio de ambiente online e <text:span text:style-name="T32">longitudinal </text:span><text:span text:style-name="T4">surveys</text:span>. <text:span text:style-name="T79">Pretende-se utilizar o método de regressão para análises estatísticas afim de encontrar variáveis moderadoras, podem incluir testes de correlação e quociente de força de moderação.</text:span></text:p>
      <text:h text:style-name="Heading_20_2" text:outline-level="2"><text:bookmark-start text:name="__RefHeading___Toc1335_1950731629"/>Revisão da literatura<text:bookmark-end text:name="__RefHeading___Toc1335_1950731629"/></text:h>
      <text:p text:style-name="P38"><text:change-end text:change-id="ct61746448"/><text:change-start text:change-id="ct54602384"/>Foi feita uma r<text:change-end text:change-id="ct54602384"/><text:change-start text:change-id="ct54624432"/>evisão da literatura de forma exploratória, nas base Google <text:span text:style-name="T4">Scholar</text:span>, Portal de Periódicos da CAPES e Banco de Teses da USP, <text:span text:style-name="T71">revisão que vem sendo feita desde o ano de </text:span>2013, <text:span text:style-name="T71">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70">Scrum”, </text:span>entre outras, gerando uma biblioteca inicial, <text:span text:style-name="T71">selecionando os itens por critérios subjetivos de adequação a proposta de pesquisa</text:span>. <text:span text:style-name="T68">Onde foi-se dividida em três frentes teórico-conceitos:</text:span></text:p>
      <text:list xml:id="list2586717944915260353" text:style-name="L1">
        <text:list-item>
          <text:p text:style-name="P59">Pomodoro Technique</text:p>
        </text:list-item>
        <text:list-item>
          <text:p text:style-name="P59">Multi-task</text:p>
        </text:list-item>
        <text:list-item>
          <text:p text:style-name="P59">Gamification</text:p>
        </text:list-item>
      </text:list>
      <text:h text:style-name="P75" text:outline-level="2"><text:bookmark-start text:name="__RefHeading___Toc1337_1950731629"/><text:soft-page-break/>Utilizando ambientes <text:span text:style-name="T4">online</text:span> para pesquisas acadêmicas<text:bookmark-end text:name="__RefHeading___Toc1337_1950731629"/></text:h>
      <text:p text:style-name="P70"><text:span text:style-name="T67">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REF) para coletar dados para a sua pesquisa de doutorado, um </text:span><text:span text:style-name="T30">software</text:span><text:span text:style-name="T67"> online onde qualquer pessoa da internet pode se registrar e contribuir para a pesquisa, assim utilizando uma abordagem com forte uso de tecnologia da informação (TI), assim como minha proposta. Com a diferença de que este aluno alugava um serviço dedicado, customizando-o, sem a necessidade de programação, diferente da minha plataforma, que é exclusiva, programada dentro de conceitos iniciais originais, recebendo constantemente </text:span><text:span text:style-name="T25">feedback</text:span><text:span text:style-name="T66"> de usuários. Apesar desta diferença a proposta de coleta de dados online é semelhante, por meio de usuários online em um ambiente virtual, assim sendo, seu trabalho de doutorado e artigo CITAR sobre o tema foram utilizado como referência para a metodologia.</text:span></text:p>
      <text:h text:style-name="P75" text:outline-level="2"><text:bookmark-start text:name="__RefHeading___Toc1339_1950731629"/>O conceito de <text:span text:style-name="T4">multi-task</text:span> explorado durante pesquisa <text:span text:style-name="T78">com </text:span><text:span text:style-name="T32">survey </text:span>da disciplina EAD5822<text:bookmark-end text:name="__RefHeading___Toc1339_1950731629"/></text:h>
      <text:p text:style-name="P70"><text:span text:style-name="T66">O conceito de </text:span><text:span text:style-name="T25">multi-task</text:span><text:span text:style-name="T40"> foi explorado durante a pesquisa da disciplina </text:span><text:span text:style-name="T39">EAD5822 - Metodologia de Pesquisa Aplicada à Administração (Turma 2014.01), sob a supervisão da Prof. Dr. Bernadete de Lourdes Marinho Grandolpho, onde foi-se criado um artigo </text:span><text:span text:style-name="T41">(</text:span><text:span text:style-name="T39">não publicado</text:span><text:span text:style-name="T41">)</text:span><text:span text:style-name="T39"> sobre o tema, em co-autoria com Guilherme Tadiello, orientado da Prof. Dra. Adriana Black. </text:span><text:span text:style-name="T41">Trat</text:span><text:span text:style-name="T42">oou</text:span><text:span text:style-name="T41">-se de uma pesquisa exploratória com abordagem quantitativa e método de pesquisa survey </text:span><text:reference-mark-start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41">(Freitas, Oliveira, Saccol, &amp; Moscarola, 2000)</text:span><text:reference-mark-end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66">.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66">(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66"> e disponibilizado para os autores deste artigo, com tradução e adaptação dos mesmos. Os dados foram coletados pela internet através de formulário disponibilizado no serviço de coleta de dados </text:span><text:span text:style-name="T25">SurveyMonkey</text:span><text:span text:style-name="T66"> durante o mês de junho de 2014 (03/06/2014 até 27/06/2014). O link para preenchimento da pesquisa foi encaminhado para unidades de ensino da USP, após visitas presencias à direção de algumas </text:span><text:soft-page-break/><text:span text:style-name="T66">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66">(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66">.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text:span></text:p>
      <text:h text:style-name="Heading_20_2" text:outline-level="2"><text:bookmark-start text:name="__RefHeading___Toc300_501625412"/><text:span text:style-name="T76">A </text:span><text:span text:style-name="T31">startup </text:span>Pomodoros.com.br: um ambiente online, <text:span text:style-name="T76">gamificado,</text:span> para usuários da Pomodoro <text:span text:style-name="T4">Technique</text:span><text:bookmark-end text:name="__RefHeading___Toc300_501625412"/></text:h>
      <text:p text:style-name="P29">O autor da presente proposta <text:span text:style-name="T74">utiliza em sua rotina de trabalho a Pomodoro </text:span><text:span text:style-name="T27">Technique</text:span><text:span text:style-name="T74">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28">softwares</text:span><text:span text:style-name="T74"> para sua própria utilização, após testar algumas alternativas e ficou insatisfeito e decidiu criar seu próprio sistema para usar e registrar as tarefas e tempos de utilização, com relatórios avançados e no formato rede social.</text:span></text:p>
      <text:p text:style-name="P30">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4">Linux, Apache, Php, HTML, JavaScript, WordPress, CSS</text:span>, <text:span text:style-name="T75">no formato </text:span><text:span text:style-name="T4">startup, </text:span><text:span text:style-name="T75">uma rede social de produtividade </text:span>aberta, onde qualquer pessoa da internet poderia se registrar. A primeira versão, <text:span text:style-name="T4">red</text:span>, entrou no ar em 2011, a segunda versão <text:span text:style-name="T4">green</text:span><text:span text:style-name="T69"> </text:span>em 2013, em 2016 o site saiu do ar e perdeu todos os usuários. Em 2017 foi lançada em testes a versão <text:span text:style-name="T4">black</text:span>, <text:span text:style-name="T75">finalizada em agosto de 2018</text:span>, mas que já consiste em um <text:span text:style-name="T69">ambiente </text:span><text:span text:style-name="T29">online</text:span><text:span text:style-name="T69">, </text:span>um <text:span text:style-name="T69">site responsive </text:span><text:span text:style-name="T26">cross-browser</text:span><text:span text:style-name="T73"> e aplicativo disponível para </text:span><text:span text:style-name="T26">download </text:span><text:span text:style-name="T73">para </text:span><text:span text:style-name="T26">Android</text:span><text:span text:style-name="T73"> no </text:span><text:span text:style-name="T26">Google Play, </text:span><text:span text:style-name="T75">com a tradução </text:span><text:soft-page-break/><text:span text:style-name="T75">em andamento para cinco idiomas: inglês, português, francês, espanhol e chinês, já tendo recebido visitas de dezenas de países </text:span></text:p>
      <text:p text:style-name="P61">FOTO. </text:p>
      <text:p text:style-name="P30">A<text:span text:style-name="T73">o longo destes anos o site esteve no ar a maior parte do tempo, sempre registrando novos usuários e coletando constantemente dados de uso, </text:span>são quase 8 anos de dados coletados, XXXXXXXXXXXXX mil pomodos e XXXXXXXXXXX usuários. Permitindo que se façam análises estatísticas e novas pesquisas com novos usuários e grupos de controle.</text:p>
      <text:p text:style-name="P10"><text:change-end text:change-id="ct54624432"/><text:change text:change-id="ct54625184"/></text:p>
      <text:h text:style-name="Heading_20_1" text:outline-level="1"><text:bookmark-start text:name="__RefHeading___Toc556_59307899"/>Proposta de Pesquisa: <text:bookmark-end text:name="__RefHeading___Toc556_59307899"/></text:h>
      <text:p text:style-name="Text_20_body">Propõe-se</text:p>
      <text:h text:style-name="Heading_20_2" text:outline-level="2"><text:bookmark-start text:name="__RefHeading___Toc558_59307899"/>Pergunta de pesquisa<text:bookmark-end text:name="__RefHeading___Toc558_59307899"/></text:h>
      <text:p text:style-name="Text_20_body">Qual</text:p>
      <text:h text:style-name="Heading_20_2" text:outline-level="2"><text:bookmark-start text:name="__RefHeading___Toc560_59307899"/>Hipóteses<text:bookmark-end text:name="__RefHeading___Toc560_59307899"/></text:h>
      <text:p text:style-name="Text_20_body">A</text:p>
      <text:p text:style-name="P26">Hipótese 1: <text:change-start text:change-id="ct54639808"/><text:span text:style-name="T19">A Técnica dos Pomodoros aumenta o foco</text:span></text:p>
      <text:p text:style-name="P11">Testado por relato de usuários, antes e depois de utilizar o ambiente online.<text:change-end text:change-id="ct54639808"/><text:change text:change-id="ct54640032"/></text:p>
      <text:p text:style-name="Text_20_body"><text:span text:style-name="T54">Hipótese 2: </text:span><text:change-start text:change-id="ct53214032"/><text:span text:style-name="T18">Estratégias de gamificação estimula</text:span><text:change-end text:change-id="ct53214032"/><text:change-start text:change-id="ct53903328"/><text:span text:style-name="T18">m o usuário a permancer mais tempo online usando o ambiente</text:span><text:change-end text:change-id="ct53903328"/><text:change text:change-id="ct53903552"/></text:p>
      <text:p text:style-name="P12"><text:change-start text:change-id="ct54628864"/>Novamente por meio de entrevistas obtem-se dos usuários informações sobre as ferramentas e partes gamificadas do aplicatico que mais atrairam sua atenção e estimular o uso continuado da ferramenta.<text:change-end text:change-id="ct54628864"/><text:change text:change-id="ct54406432"/><text:change-start text:change-id="ct54645856"/></text:p>
      <text:p text:style-name="P54">Hipótese 3: Evitar multi-tarefa traz uma sensação maior de controle do tempo</text:p>
      <text:p text:style-name="P25"><text:soft-page-break/><text:span text:style-name="T53">Por meio de entrevistas </text:span><text:change-end text:change-id="ct54645856"/><text:change-start text:change-id="ct54651424"/><text:span text:style-name="T53">sobre a própria percepção de foco e passagem de tempo </text:span><text:change-end text:change-id="ct54651424"/></text:p>
      <text:p text:style-name="P13">Hipótese <text:change text:change-id="ct54652800"/><text:change-start text:change-id="ct54653024"/><text:span text:style-name="T19">4</text:span><text:change-end text:change-id="ct54653024"/>: <text:change-start text:change-id="ct53208720"/><text:span text:style-name="T19">O ambiente pomodoros.com.br ajuda estu</text:span><text:change-end text:change-id="ct53208720"/><text:change-start text:change-id="ct54664640"/><text:span text:style-name="T19">dantes e profissionais a atingirem metas e objetivos</text:span><text:change-end text:change-id="ct54664640"/><text:change text:change-id="ct54664960"/></text:p>
      <text:p text:style-name="P12"><text:change-start text:change-id="ct54609104"/>Esta hipótese também é avaliada de forma subjetiva por meio de entrevistas,<text:change-end text:change-id="ct54609104"/><text:change text:change-id="ct54630880"/></text:p>
      <text:p text:style-name="P13">Hipótese 4: A </text:p>
      <text:p text:style-name="P56">Temos</text:p>
      <text:h text:style-name="Heading_20_2" text:outline-level="2"><text:bookmark-start text:name="__RefHeading___Toc39_1168710570"/>Críticas Aos Estudos Antecedentes<text:bookmark-end text:name="__RefHeading___Toc39_1168710570"/></text:h>
      <text:p text:style-name="Text_20_body"><text:span text:style-name="T53">Muitos estudos focam aspectos de tempo de projetos, observando o cumprimento de cronogramas ou datas de entrada no mercado, como Eisenhard e Tabrizi (1995), onde todas as hipóteses estão relacionadas com “encurtar o tempo de desenvolvimento”</text:span><text:span text:style-name="Footnote_20_anchor"><text:span text:style-name="T53"><text:note text:id="ftn1" text:note-class="footnote"><text:note-citation>1</text:note-citation><text:note-body><text:p text:style-name="P76">shorter development time</text:p></text:note-body></text:note></text:span></text:span><text:span text:style-name="T53">, porém, sem de fato cronometrar os tempos dos projetos. Dentro do escopo de um primeiro estudo exploratório acerca do tema não foi encontrada nenhum estudo indicando a cronometração de tarefas feitas por indivíduos ou pelas equipes de projetos e com isso indicar o valor da improvisação com base em dados mais quantitativos.</text:span></text:p>
      <text:p text:style-name="P14">Em muitos destes estudos temos análises relacionadas a gestão do cronograma do projeto e tentativa de entrada antecipada no mercado, algo muito relacionado ao tempo, mas insuficiente para responder acertadamente aspectos relativos ao tempo utilizado em atividades de planejamento e execução, ou quanto tempo foi usado em tarefas não-planejadasm e assim com estes tempos cronometrados, podemos verificar se as horas previstas para os o cronograma foram cumpridas, <text:s/>subutilizadas ou em excesso.<text:span text:style-name="T46"> Para dificultar ainda mais, como responder quanto tempo foi gasto em situações “ambíguas”, como definido por Moorman e Miner (1998), onde ocorre planejamento e execução simultaneamente?</text:span></text:p>
      <text:p text:style-name="P18"><text:soft-page-break/>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que na definição de Willians (2005) aparece como o fundamento do projeto, portanto, é sempre um “chute”, uma estimativa de tempo, o que pode enviezar a pesquisa, ainda mais se tratando na maioria das vezes de um estudo múltiplo de caso.</text:p>
      <text:p text:style-name="P18">Acredita-se que o enfoque pode ser melhor aprimorado e análises podem ser mais precisas se cronometrado o tempo utilizado em atividades do projetos, relacionando o tempo utilizado em todas as atividades e todos os níveis, gerencial e de projeto, classificando o tempo do projeto e identificando quanto tempo foi utilizado de maneira improvisada, ou seja, executando tarefas não-planejadas e/ou imprevistas, enquanto o outro tempo seria o tempo utilizado com tarefas planejadas.</text:p>
      <text:p text:style-name="P20">O enfoque pretendido da proposta é analisar o valor da improvisação utilizando-se uma metodologia experimental, acompanhando projetos de P&amp;D e cronometrando as atividades, separando o tempo utilizado dentro dos 2 paradigmas, tradicional e improvisação.</text:p>
      <text:h text:style-name="Heading_20_1" text:outline-level="1"><text:bookmark-start text:name="__RefHeading___Toc35_1168710570"/>Procedimentos e Cronograma<text:bookmark-end text:name="__RefHeading___Toc35_1168710570"/></text:h>
      <text:p text:style-name="Text_20_body">Apesar </text:p>
      <text:p text:style-name="Text_20_body"><text:tab/>1.<text:tab/>Identificação de <text:span text:style-name="T4">software</text:span><text:span text:style-name="T14"> e “rotina de cronometração” “não-intrusiva”, que permita quem está realizando a tarefa cronometrar o tempo despendido precisamente, sem atrapalhar a execução do trabalho. Pode ocorrer em paralelo testes iniciais com projetos reais para parametrização mais precisa da pesquisa.</text:span></text:p>
      <text:p text:style-name="Text_20_body"><text:span text:style-name="T14"><text:tab/>2. <text:tab/></text:span>Início do período de coleta de tempo de projetos<text:span text:style-name="T4">. </text:span><text:span text:style-name="T14">Espera-se já ter um número de no mínimo dez projetos sendo cronometrados no ambiente virtual, em tempo real.</text:span></text:p>
      <text:p text:style-name="P28"><text:soft-page-break/><text:tab/>3 – 6.<text:tab/>A pesquisa depende neste estágio da consecução de objetivos dos projetos analisados, pode-se lançar um produto por exemplo em semanas, meses ou anos, assim portanto, espera-se coletar dados de projetos dentro de um período de 2-3 anos.</text:p>
      <text:p text:style-name="P28"><text:tab/>7 – 8. <text:tab/>Fechamento, encerramento do trabalho de coleta, análises e conclusões dos dados.</text:p>
      <text:p text:style-name="P28">Os procedimentos do experimento são basicamente disponibilizar um ambiente virtual para empresas e P&amp;D cronometrarem tempos de projetos. Espera-se que cada envolvido com o desenvolvimento do projeto, técnico, designer, programador, engenheiro ou especialista envolvido, ou seja, quem for responsável por alguma tarefa em algum momento do projetos, adotando a definição de tarefa de Willians (2005), cronometre o tempo que utilizou para a realização desta tarefa, indicando se foi uma tarefa improvisada ou planejada. Assim teríamos ao final um total de tempo utilizando-se a improvisação e assim fazer comparações, até mesmo estimar o custo da hora da improvisação em projetos com base em resultado mercadológicos dos produtos frutos deste trabalho, entre outras tantas análises possíveis, com base em tempo do projeto.</text:p>
      <text:h text:style-name="Heading_20_1" text:outline-level="1"><text:bookmark-start text:name="__RefHeading___Toc562_59307899"/>Referências<text:change-start text:change-id="ct54637424"/> <text:span text:style-name="T19">Bibliográficas</text:span><text:bookmark-end text:name="__RefHeading___Toc562_59307899"/><text:change-end text:change-id="ct54637424"/></text:h>
      <text:change-start text:change-id="ct53578400"/>
      <text:section text:style-name="Sect1" text:name="ZOTERO_BIBL {&quot;uncited&quot;:[],&quot;omitted&quot;:[],&quot;custom&quot;:[]} CSL_BIBLIOGRAPHY RNDoU8w5C4i4T">
        <text:p text:style-name="Bibliography_20_1">Freitas, H., Oliveira, M., Saccol, A. Z., &amp; Moscarola, J. (2000). O método de pesquisa survey. <text:span text:style-name="T21">Revista de Administra&amp;ccdeil; ão da Universidade de São Paulo</text:span>, <text:span text:style-name="T21">35</text:span>(3).</text:p>
        <text:p text:style-name="Bibliography_20_1">Karpinski, A. C., Kirschner, P. A., Ozer, I., Mellott, J. A., &amp; Ochwo, P. (2013). An exploration of social networking site use, multitasking, and academic performance among United States and European university students. <text:span text:style-name="T21">Computers in Human Behavior</text:span>, <text:span text:style-name="T21">29</text:span>(3), 1182–1192. https://doi.org/10.1016/j.chb.2012.10.011</text:p>
      </text:section>
      <text:h text:style-name="Heading_20_1" text:outline-level="1"><text:bookmark-start text:name="__RefHeading___Toc56_501625412"/><text:change-end text:change-id="ct53578400"/>Apêndices<text:bookmark-end text:name="__RefHeading___Toc56_501625412"/></text:h>
      <text:h text:style-name="Heading_20_2" text:outline-level="2"><text:bookmark-start text:name="__RefHeading___Toc58_501625412"/>Dados pomodoros<text:bookmark-end text:name="__RefHeading___Toc58_5016254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18T19:01:12.268056831</dc:date>
    <meta:editing-cycles>144</meta:editing-cycles>
    <meta:editing-duration>P1DT14H28M23S</meta:editing-duration>
    <meta:generator>LibreOffice/5.1.6.2$Linux_X86_64 LibreOffice_project/10m0$Build-2</meta:generator>
    <meta:document-statistic meta:table-count="0" meta:image-count="0" meta:object-count="0" meta:page-count="17" meta:paragraph-count="129" meta:word-count="4212" meta:character-count="28226" meta:non-whitespace-character-count="24147"/>
    <meta:user-defined meta:name="ZOTERO_PREF_1">&lt;data data-version="3" zotero-version="5.0.56"&gt;&lt;session id="FmwxrhSZ"/&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